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 Condensed1" svg:font-family="'DejaVu Sans Condensed'" style:font-family-generic="swiss"/>
    <style:font-face style:name="Libre Franklin Medium" svg:font-family="'Libre Franklin Medium'" style:font-adornments="Medium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color="#0066cc" loext:opacity="100%" style:font-name="Libre Franklin Medium" fo:font-size="10pt" fo:language="es" fo:country="ES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fo:color="#0066cc" loext:opacity="100%" style:font-name="Libre Franklin Medium" fo:font-size="10pt" fo:language="es" fo:country="ES" style:font-size-asian="10pt" style:font-size-complex="10pt"/>
    </style:style>
    <style:style style:name="P3" style:family="paragraph" style:parent-style-name="Standard">
      <style:paragraph-properties fo:line-height="100%" fo:text-align="justify" style:justify-single-word="false"/>
      <style:text-properties fo:color="#0066cc" loext:opacity="100%" style:font-name="Open Sans" fo:font-size="10pt" fo:language="es" fo:country="ES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color="#ff3333" loext:opacity="100%" style:font-name="Libre Franklin Medium" fo:font-size="20pt" fo:language="es" fo:country="ES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999999" loext:opacity="100%" style:font-name="Libre Franklin Medium" fo:font-size="10pt" fo:language="es" fo:country="ES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fo:color="#999999" loext:opacity="100%" style:font-name="Libre Franklin Medium" fo:font-size="10pt" fo:language="es" fo:country="ES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Libre Franklin Medium" fo:font-size="20pt" fo:language="es" fo:country="ES" style:font-size-asian="20pt" style:font-size-complex="20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re Franklin Medium" fo:language="es" fo:country="ES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re Franklin Medium" fo:language="es" fo:country="ES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Libre Franklin Medium" fo:language="es" fo:country="ES"/>
    </style:style>
    <style:style style:name="P11" style:family="paragraph" style:parent-style-name="Standard" style:list-style-name="L1">
      <style:paragraph-properties fo:line-height="100%" fo:text-align="justify" style:justify-single-word="false"/>
      <style:text-properties style:font-name="Libre Franklin Medium" fo:language="es" fo:country="ES"/>
    </style:style>
    <style:style style:name="P12" style:family="paragraph" style:parent-style-name="Standard" style:list-style-name="L2">
      <style:paragraph-properties fo:line-height="100%" fo:text-align="justify" style:justify-single-word="false"/>
      <style:text-properties style:font-name="Libre Franklin Medium" fo:language="es" fo:country="ES"/>
    </style:style>
    <style:style style:name="P13" style:family="paragraph" style:parent-style-name="Standard">
      <style:paragraph-properties fo:line-height="100%" fo:text-align="center" style:justify-single-word="false"/>
      <style:text-properties style:font-name="Libre Franklin Medium" fo:language="es" fo:country="ES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Libre Franklin Medium" fo:font-size="10pt" fo:language="es" fo:country="ES" style:font-size-asian="10pt" style:font-size-complex="10pt"/>
    </style:style>
    <style:style style:name="T1" style:family="text">
      <style:text-properties fo:color="#0066cc" loext:opacity="100%" style:font-name="Calibri" fo:font-size="10pt" style:font-size-asian="10pt" style:font-size-complex="10pt"/>
    </style:style>
    <style:style style:name="T2" style:family="text">
      <style:text-properties fo:color="#0066cc" loext:opacity="100%" fo:font-size="10pt" style:font-size-asian="10pt" style:font-size-complex="10pt"/>
    </style:style>
    <style:style style:name="T3" style:family="text">
      <style:text-properties fo:color="#0066cc" loext:opacity="100%" style:font-name="Open Sans" fo:font-size="10pt" style:font-size-asian="10pt" style:font-size-complex="10pt"/>
    </style:style>
    <style:style style:name="T4" style:family="text">
      <style:text-properties fo:color="#0066cc" loext:opacity="100%" style:font-name="Open Sans" fo:font-size="10pt" officeooo:rsid="001aa796" style:font-size-asian="10pt" style:font-size-complex="10pt"/>
    </style:style>
    <style:style style:name="T5" style:family="text">
      <style:text-properties fo:font-variant="small-caps" fo:color="#999999" loext:opacity="100%"/>
    </style:style>
    <style:style style:name="T6" style:family="text">
      <style:text-properties fo:color="#ff3333" loext:opacity="100%" style:font-name="Century Schoolbook L" fo:font-size="9pt" fo:font-style="italic" style:font-size-asian="9pt" style:font-style-asian="italic" style:font-size-complex="9pt" style:font-style-complex="italic"/>
    </style:style>
    <style:style style:name="T7" style:family="text">
      <style:text-properties fo:color="#ff3333" loext:opacity="100%" fo:font-size="9pt" fo:font-style="italic" style:font-size-asian="9pt" style:font-style-asian="italic" style:font-size-complex="9pt" style:font-style-complex="italic"/>
    </style:style>
    <style:style style:name="T8" style:family="text">
      <style:text-properties fo:color="#ff3333" loext:opacity="100%" style:font-name="Open Sans" fo:font-size="9pt" fo:font-style="italic" style:font-size-asian="9pt" style:font-style-asian="italic" style:font-size-complex="9pt" style:font-style-complex="italic"/>
    </style:style>
    <style:style style:name="T9" style:family="text">
      <style:text-properties fo:color="#ff3333" loext:opacity="100%" style:font-name="Open Sans" fo:font-size="10pt" fo:font-style="italic" style:font-size-asian="10pt" style:font-style-asian="italic" style:font-size-complex="10pt" style:font-style-complex="italic"/>
    </style:style>
    <style:style style:name="T10" style:family="text">
      <style:text-properties fo:color="#ff3333" loext:opacity="100%" fo:font-style="italic" style:font-style-asian="italic" style:font-style-complex="italic"/>
    </style:style>
    <style:style style:name="T11" style:family="text">
      <style:text-properties fo:color="#ff3333" loext:opacity="100%" fo:font-size="20pt" style:font-size-asian="20pt" style:font-size-complex="20pt"/>
    </style:style>
    <style:style style:name="T12" style:family="text">
      <style:text-properties style:font-name="Open Sans"/>
    </style:style>
    <style:style style:name="T13" style:family="text">
      <style:text-properties style:font-name="Open Sans" fo:font-size="10pt" style:font-size-asian="10pt" style:font-size-complex="10p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elebración del Jueves Santo</text:p>
      <text:p text:style-name="P5">Lavatorio de los pies</text:p>
      <text:p text:style-name="P7"/>
      <text:list xml:id="list2588677024" text:style-name="L1">
        <text:list-item>
          <text:p text:style-name="P9">Monición ambiental</text:p>
        </text:list-item>
        <text:list-item>
          <text:p text:style-name="P11">Canto de entrada</text:p>
        </text:list-item>
      </text:list>
      <text:p text:style-name="P10"><text:tab/><text:span text:style-name="T3">Revisar la relación de cantos propuestos como guía.</text:span></text:p>
      <text:p text:style-name="P1"/>
      <text:list xml:id="list92935792944683" text:continue-numbering="true" text:style-name="L1">
        <text:list-item>
          <text:p text:style-name="P11">Saludo del Presidente</text:p>
        </text:list-item>
      </text:list>
      <text:p text:style-name="P1"><text:tab/><text:span text:style-name="T12">En caso de que este un presbítero presente, en su defecto una oración dirigida por el responsable de la</text:span></text:p>
      <text:p text:style-name="P1"><text:span text:style-name="T12">comunidad que puede unirse con la Invocación al Espíritu Santo.</text:span></text:p>
      <text:p text:style-name="P2"/>
      <text:list xml:id="list92936689669015" text:continue-numbering="true" text:style-name="L1">
        <text:list-item>
          <text:p text:style-name="P11">Invocación al Espíritu Santo</text:p>
        </text:list-item>
      </text:list>
      <text:p text:style-name="P10"><text:tab/><text:span text:style-name="T3">Cantar el canto de la Invocación al Espíritu santo o en su decento recitarlo. </text:span><text:span text:style-name="T9">(Oh Señor envía tu espíritu...)</text:span></text:p>
      <text:p text:style-name="P2"/>
      <text:list xml:id="list92936093315016" text:continue-numbering="true" text:style-name="L1">
        <text:list-item>
          <text:p text:style-name="P9">Celebración de la palabra</text:p>
        </text:list-item>
      </text:list>
      <text:p text:style-name="P14"><text:tab/><text:span text:style-name="T5">Primera Lectura:</text:span></text:p>
      <text:p text:style-name="P10"><text:tab/>Monición</text:p>
      <text:p text:style-name="P10"><text:tab/>Juan 13, 31 – 38. 14, 1 – 31</text:p>
      <text:p text:style-name="P10"><text:tab/>Canto</text:p>
      <text:p text:style-name="P14"><text:tab/><text:span text:style-name="T5">Segunda Lectura:</text:span></text:p>
      <text:p text:style-name="P10"><text:tab/>Monición</text:p>
      <text:p text:style-name="P10"><text:tab/>Juan 15, 1- 27. 16, 1 - 15</text:p>
      <text:p text:style-name="P10"><text:tab/>Canto</text:p>
      <text:p text:style-name="P14"><text:tab/><text:span text:style-name="T5">Tercera Lectura:</text:span></text:p>
      <text:p text:style-name="P10"><text:tab/>Monición</text:p>
      <text:p text:style-name="P10"><text:tab/>Juan 13, 1 - 20</text:p>
      <text:p text:style-name="P10"><text:tab/>Canto</text:p>
      <text:p text:style-name="P8"/>
      <text:list xml:id="list92935955453566" text:continue-numbering="true" text:style-name="L1">
        <text:list-item>
          <text:p text:style-name="P9">Ecos de la palabra</text:p>
        </text:list-item>
        <text:list-item>
          <text:p text:style-name="P11">Homilía del presidente</text:p>
        </text:list-item>
      </text:list>
      <text:p text:style-name="P10"><text:tab/><text:span text:style-name="T3">En caso de que este presente un presbítero, en su defecto la colecta de los ecos echa por el responsable</text:span></text:p>
      <text:p text:style-name="P10"><text:span text:style-name="T3">de la comunidad.</text:span></text:p>
      <text:p text:style-name="P2"/>
      <text:list xml:id="list92936374886175" text:continue-numbering="true" text:style-name="L1">
        <text:list-item>
          <text:p text:style-name="P11">Acto de contrición</text:p>
        </text:list-item>
      </text:list>
      <text:p text:style-name="P3"><text:tab/>De rodillas lo que no puedan arrodillarse de pie.<text:tab/><text:span text:style-name="T10">(Yo confieso ante Dios todopoderoso...)</text:span></text:p>
      <text:p text:style-name="P2"/>
      <text:list xml:id="list92936810328548" text:continue-numbering="true" text:style-name="L1">
        <text:list-item>
          <text:p text:style-name="P11">Lavatorio de los pies</text:p>
        </text:list-item>
      </text:list>
      <text:p text:style-name="P10"><text:tab/><text:span text:style-name="T3">El responsable ceñido con una toalla a la cintura y con la ayuda de algún otro miembro del equipo hace el signo de lava</text:span><text:span text:style-name="T4">r los pies</text:span><text:span text:style-name="T3"> a todos los hermanos de la comunidad, luego de que termine algunos otros </text:span><text:span text:style-name="T4">hermanos</text:span><text:span text:style-name="T3"> pueden hacer el signo de manera particular mientras se canta cantos.</text:span></text:p>
      <text:p text:style-name="P2"/>
      <text:list xml:id="list92937219484879" text:continue-numbering="true" text:style-name="L1">
        <text:list-item>
          <text:p text:style-name="P9">Oración de los fieles</text:p>
        </text:list-item>
        <text:list-item>
          <text:p text:style-name="P9">Paz</text:p>
        </text:list-item>
        <text:list-item>
          <text:p text:style-name="P9">Bendición final</text:p>
        </text:list-item>
      </text:list>
      <text:p text:style-name="P13"><text:soft-page-break/><text:span text:style-name="T11">Relación de cantos Jueves Santo</text:span></text:p>
      <text:p text:style-name="P6">Cantos propuestos para la Celebración del Lavatorio de los Pies</text:p>
      <text:p text:style-name="P10"/>
      <text:list xml:id="list3032710602" text:style-name="L2">
        <text:list-item>
          <text:p text:style-name="P12">Como el impulso que siente la ira</text:p>
        </text:list-item>
        <text:list-item>
          <text:p text:style-name="P12">Himno a la caridad</text:p>
        </text:list-item>
        <text:list-item>
          <text:p text:style-name="P12">Himno a la kenosis<text:span text:style-name="T13"> <text:tab/></text:span><text:span text:style-name="T3">(sin aleluya)</text:span></text:p>
        </text:list-item>
        <text:list-item>
          <text:p text:style-name="P12">Jerusalén reconstruida<text:span text:style-name="T13"><text:tab/></text:span><text:span text:style-name="T3">(sin aleluya)</text:span></text:p>
        </text:list-item>
        <text:list-item>
          <text:p text:style-name="P12">Como es maravilloso</text:p>
        </text:list-item>
        <text:list-item>
          <text:p text:style-name="P12">Que estupendo que alegría</text:p>
        </text:list-item>
        <text:list-item>
          <text:p text:style-name="P12">Por el amor de mis amigos</text:p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 Condensed1" svg:font-family="'DejaVu Sans Condensed'" style:font-family-generic="swiss"/>
    <style:font-face style:name="Libre Franklin Medium" svg:font-family="'Libre Franklin Medium'" style:font-adornments="Medium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WenQuanYi Micro Hei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WenQuanYi Micro Hei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José Gutiérrez Avilés</meta:initial-creator>
    <meta:creation-date>2014-04-15T12:27:08</meta:creation-date>
    <dc:date>2021-03-31T09:29:35.256510902</dc:date>
    <meta:editing-duration>PT36M20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2" meta:paragraph-count="43" meta:word-count="289" meta:character-count="1592" meta:non-whitespace-character-count="1344"/>
  </office:meta>
</office:document-meta>
</file>